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15b8" officeooo:paragraph-rsid="004115b8"/>
    </style:style>
    <style:style style:name="P2" style:family="paragraph" style:parent-style-name="Text_20_body">
      <style:text-properties officeooo:rsid="004115b8" officeooo:paragraph-rsid="0042fc4a"/>
    </style:style>
    <style:style style:name="P3" style:family="paragraph" style:parent-style-name="Heading_20_3">
      <style:text-properties officeooo:rsid="004115b8" officeooo:paragraph-rsid="004115b8"/>
    </style:style>
    <style:style style:name="P4" style:family="paragraph" style:parent-style-name="Heading_20_1" style:master-page-name="Right_20_Page">
      <style:paragraph-properties style:page-number="auto"/>
      <style:text-properties officeooo:rsid="004115b8" officeooo:paragraph-rsid="004115b8"/>
    </style:style>
    <style:style style:name="T1" style:family="text">
      <style:text-properties officeooo:rsid="004115b8"/>
    </style:style>
    <style:style style:name="T2" style:family="text">
      <style:text-properties officeooo:rsid="0042fc4a"/>
    </style:style>
    <style:style style:name="T3" style:family="text">
      <style:text-properties officeooo:rsid="0046b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aving On A Jet Plane</text:h>
      <text:p text:style-name="Heading_20_2">(<text:span text:style-name="T1">John Denver</text:span>)</text:p>
      <text:p text:style-name="P3">[INTRO]</text:p>
      <text:p text:style-name="P1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P2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Heading_20_3">[VERSE 1]</text:p>
      <text:p text:style-name="P1"><text:s text:c="7"/><text:span text:style-name="T2">D</text:span> <text:s text:c="18"/><text:span text:style-name="T2">G</text:span></text:p>
      <text:p text:style-name="P1">All my bags are packed I'm ready to go.</text:p>
      <text:p text:style-name="P1"><text:s text:c="4"/><text:span text:style-name="T2">D</text:span> <text:s text:c="16"/><text:span text:style-name="T2">G</text:span></text:p>
      <text:p text:style-name="P1">I'm standing here out side your door.</text:p>
      <text:p text:style-name="P1"><text:s text:c="2"/><text:span text:style-name="T2">D</text:span> <text:s text:c="15"/><text:span text:style-name="T2">B</text:span>m <text:s text:c="14"/><text:span text:style-name="T2">E</text:span>7 <text:s text:c="6"/></text:p>
      <text:p text:style-name="P1">I hate to wake you up to <text:s/>say good bye.</text:p>
      <text:p text:style-name="P1"><text:s text:c="8"/><text:span text:style-name="T2">D</text:span> <text:s text:c="18"/><text:span text:style-name="T2">G</text:span></text:p>
      <text:p text:style-name="P1">But the dawn is breaking it early morn.</text:p>
      <text:p text:style-name="P1"><text:s text:c="4"/><text:span text:style-name="T2">D</text:span> <text:s text:c="19"/><text:span text:style-name="T2">G</text:span> <text:s text:c="19"/></text:p>
      <text:p text:style-name="P1">The taxi's waiting, he's blowing his horn.</text:p>
      <text:p text:style-name="P1"><text:s/><text:span text:style-name="T2">D</text:span> <text:s text:c="13"/><text:span text:style-name="T2">B</text:span>m <text:s text:c="14"/><text:span text:style-name="T2">E</text:span>7</text:p>
      <text:p text:style-name="P1">Already I'm so lonesome I could die.</text:p>
      <text:p text:style-name="Heading_20_3">[CHORUS]</text:p>
      <text:p text:style-name="P1"><text:s text:c="3"/><text:span text:style-name="T2">D</text:span> <text:s text:c="10"/><text:span text:style-name="T2">G</text:span> <text:s text:c="12"/></text:p>
      <text:p text:style-name="P1">So kiss me and smile for me.</text:p>
      <text:p text:style-name="P1"><text:s/><text:span text:style-name="T2">D</text:span> <text:s text:c="17"/><text:span text:style-name="T2">G</text:span></text:p>
      <text:p text:style-name="P1">Tell me that you'll wait for me.</text:p>
      <text:p text:style-name="P1"><text:span text:style-name="T2">D</text:span> <text:s text:c="18"/><text:span text:style-name="T2">B</text:span>m <text:s text:c="11"/><text:span text:style-name="T2">E</text:span>7 <text:s text:c="2"/></text:p>
      <text:p text:style-name="P1">Hold me like you'll never let me go.</text:p>
      <text:p text:style-name="P1"><text:s text:c="10"/><text:span text:style-name="T2">D</text:span> <text:s text:c="6"/><text:span text:style-name="T2">G</text:span> <text:s text:c="15"/><text:span text:style-name="T2">D</text:span> <text:s text:c="2"/></text:p>
      <text:p text:style-name="P1">Cause I'm leaving on a jet plane. </text:p>
      <text:p text:style-name="P1"><text:s text:c="16"/><text:span text:style-name="T2">G</text:span> <text:s text:c="18"/><text:span text:style-name="T2">D</text:span></text:p>
      <text:p text:style-name="P1">Don't know when I'll be back again. </text:p>
      <text:p text:style-name="P1"><text:s text:c="4"/><text:span text:style-name="T2">B</text:span>m <text:s text:c="13"/><text:span text:style-name="T2">E</text:span>7</text:p>
      <text:p text:style-name="P1">Oh, babe <text:s/>I hate to go.</text:p>
      <text:p text:style-name="P1"/>
      <text:p text:style-name="P1"/>
      <text:p text:style-name="P1"/>
      <text:p text:style-name="P1"/>
      <text:p text:style-name="Heading_20_3"><text:soft-page-break/>[VERSE 2]</text:p>
      <text:p text:style-name="P1"><text:s text:c="11"/><text:span text:style-name="T2">D</text:span> <text:s text:c="14"/><text:span text:style-name="T2">G</text:span> <text:s text:c="14"/></text:p>
      <text:p text:style-name="P1">There's so many times I've let you down.</text:p>
      <text:p text:style-name="P1"><text:s text:c="3"/><text:span text:style-name="T2">D</text:span> <text:s text:c="13"/><text:span text:style-name="T2">G</text:span> <text:s/></text:p>
      <text:p text:style-name="P1">So many time I've played around.</text:p>
      <text:p text:style-name="P1"><text:s text:c="2"/><text:span text:style-name="T2">D</text:span> <text:s text:c="11"/><text:span text:style-name="T2">G</text:span> <text:s text:c="16"/><text:span text:style-name="T2">E</text:span>7</text:p>
      <text:p text:style-name="P1">I tell you now they don't mean a thing.</text:p>
      <text:p text:style-name="P1"><text:s text:c="6"/><text:span text:style-name="T2">D</text:span> <text:s text:c="14"/><text:span text:style-name="T2">G</text:span></text:p>
      <text:p text:style-name="P1">Every place I go I'll think of you.</text:p>
      <text:p text:style-name="P1"><text:s text:c="6"/><text:span text:style-name="T2">D</text:span> <text:s text:c="15"/><text:span text:style-name="T2">G</text:span></text:p>
      <text:p text:style-name="P1">Ev'ry song I sing I'll sing for you.</text:p>
      <text:p text:style-name="P1"><text:s text:c="5"/><text:span text:style-name="T2">D</text:span> <text:s text:c="15"/><text:span text:style-name="T2">G</text:span> <text:s text:c="16"/><text:span text:style-name="T2">E</text:span>7</text:p>
      <text:p text:style-name="P1">When I come back I'll have your wedding ring.</text:p>
      <text:p text:style-name="Heading_20_3">[VERSE 3]</text:p>
      <text:p text:style-name="P1"><text:span text:style-name="T3">D</text:span> <text:s text:c="11"/><text:span text:style-name="T3">G</text:span></text:p>
      <text:p text:style-name="P1">Now the time come to leave you.</text:p>
      <text:p text:style-name="P1"><text:span text:style-name="T2">D</text:span> <text:s text:c="12"/><text:span text:style-name="T2">G</text:span> <text:s text:c="3"/></text:p>
      <text:p text:style-name="P1">One more time let me kiss you.</text:p>
      <text:p text:style-name="P1"><text:s text:c="5"/><text:span text:style-name="T2">D</text:span> <text:s text:c="14"/><text:span text:style-name="T2">G</text:span> <text:s text:c="12"/><text:span text:style-name="T2">E</text:span>7 <text:s text:c="7"/></text:p>
      <text:p text:style-name="P1">Then close your eyes I'll be on my way.</text:p>
      <text:p text:style-name="P1"><text:span text:style-name="T2">D</text:span> <text:s text:c="14"/><text:span text:style-name="T2">G</text:span></text:p>
      <text:p text:style-name="P1">Dream about the days to come.</text:p>
      <text:p text:style-name="P1"><text:s text:c="5"/><text:span text:style-name="T2">D</text:span> <text:s text:c="14"/><text:span text:style-name="T2">G</text:span></text:p>
      <text:p text:style-name="P1">When I won't have to leave alone.</text:p>
      <text:p text:style-name="P1"><text:s/><text:span text:style-name="T2">D</text:span> <text:s text:c="13"/><text:span text:style-name="T2">G</text:span> <text:s text:c="14"/><text:span text:style-name="T2">E</text:span>7 <text:s text:c="9"/></text:p>
      <text:p text:style-name="P1">About the times I won't have to say...</text:p>
      <text:p text:style-name="Heading_20_3">[CHORUS]</text:p>
      <text:p text:style-name="P1"><text:s text:c="4"/><text:span text:style-name="T2">D</text:span> <text:s text:c="6"/><text:span text:style-name="T2">G</text:span> <text:s text:c="14"/><text:span text:style-name="T2">D</text:span> <text:s text:c="7"/></text:p>
      <text:p text:style-name="P1">I'm leaving on a jet plane.</text:p>
      <text:p text:style-name="P1"><text:s text:c="16"/><text:span text:style-name="T2">G</text:span> <text:s text:c="18"/><text:span text:style-name="T2">D</text:span> <text:s text:c="10"/></text:p>
      <text:p text:style-name="P1">Don't know when I'll be back again. </text:p>
      <text:p text:style-name="P1"><text:s text:c="4"/><text:span text:style-name="T2">G</text:span> <text:s text:c="13"/><text:span text:style-name="T2">E</text:span>7 <text:s text:c="3"/><text:span text:style-name="T2">D</text:span> <text:s text:c="5"/></text:p>
      <text:p text:style-name="P1">Oh, babe, I hate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2M44S</meta:editing-duration>
    <meta:editing-cycles>52</meta:editing-cycles>
    <meta:generator>LibreOffice/5.2.7.2$Linux_X86_64 LibreOffice_project/20m0$Build-2</meta:generator>
    <dc:title>Lyrics + Chords</dc:title>
    <dc:date>2017-12-23T15:26:10.923765123</dc:date>
    <meta:print-date>2017-04-03T12:23:29.985893000</meta:print-date>
    <meta:document-statistic meta:table-count="0" meta:image-count="0" meta:object-count="0" meta:page-count="2" meta:paragraph-count="64" meta:word-count="295" meta:character-count="1911" meta:non-whitespace-character-count="9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